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037cm" fo:margin-left="0cm" fo:margin-top="0cm" fo:margin-bottom="0cm" table:align="left" style:writing-mode="lr-tb"/>
    </style:style>
    <style:style style:name="Table1.A" style:family="table-column">
      <style:table-column-properties style:column-width="1.0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025cm" fo:margin-left="0cm" fo:margin-top="0cm" fo:margin-bottom="0cm" table:align="left" style:writing-mode="lr-tb"/>
    </style:style>
    <style:style style:name="Table2.A" style:family="table-column">
      <style:table-column-properties style:column-width="1.0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3.958cm" fo:margin-left="0cm" fo:margin-top="0cm" fo:margin-bottom="0cm" table:align="left" style:writing-mode="lr-tb"/>
    </style:style>
    <style:style style:name="Table3.A" style:family="table-column">
      <style:table-column-properties style:column-width="3.95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37cm" fo:margin-left="0cm" fo:margin-top="0cm" fo:margin-bottom="0cm" table:align="left" style:writing-mode="lr-tb"/>
    </style:style>
    <style:style style:name="Table4.A" style:family="table-column">
      <style:table-column-properties style:column-width="1.03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025cm" fo:margin-left="0cm" fo:margin-top="0cm" fo:margin-bottom="0cm" table:align="left" style:writing-mode="lr-tb"/>
    </style:style>
    <style:style style:name="Table5.A" style:family="table-column">
      <style:table-column-properties style:column-width="1.02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5.921cm" style:rel-width="100%" fo:margin-left="0cm" fo:margin-top="0cm" fo:margin-bottom="0cm" table:align="left" style:writing-mode="lr-tb"/>
    </style:style>
    <style:style style:name="Table6.A" style:family="table-column">
      <style:table-column-properties style:column-width="0.905cm" style:rel-column-width="3722*"/>
    </style:style>
    <style:style style:name="Table6.B" style:family="table-column">
      <style:table-column-properties style:column-width="14.459cm" style:rel-column-width="59519*"/>
    </style:style>
    <style:style style:name="Table6.C" style:family="table-column">
      <style:table-column-properties style:column-width="0.557cm" style:rel-column-width="2294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8e4f3" fo:padding="0.265cm" fo:border="none">
        <style:background-image/>
      </style:table-cell-properties>
    </style:style>
    <style:style style:name="Table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.C1" style:family="table-cell">
      <style:table-cell-properties fo:padding="0cm" fo:border="none"/>
    </style:style>
    <style:style style:name="Table6.A2" style:family="table-cell">
      <style:table-cell-properties style:vertical-align="middle" fo:padding-left="0.529cm" fo:padding-right="0.265cm" fo:padding-top="0.265cm" fo:padding-bottom="0.265cm" fo:border="none"/>
    </style:style>
    <style:style style:name="Table6.3" style:family="table-row">
      <style:table-row-properties style:row-height="0cm" fo:keep-together="auto"/>
    </style:style>
    <style:style style:name="Table6.A3" style:family="table-cell">
      <style:table-cell-properties style:vertical-align="middle" fo:padding-left="0.503cm" fo:padding-right="0.265cm" fo:padding-top="0.132cm" fo:padding-bottom="0.265cm" fo:border="none"/>
    </style:style>
    <style:style style:name="Table6.C4" style:family="table-cell">
      <style:table-cell-properties fo:padding="0cm" fo:border="none"/>
    </style:style>
    <style:style style:name="Table6.A5" style:family="table-cell">
      <style:table-cell-properties style:vertical-align="middle" fo:padding-left="0.529cm" fo:padding-right="0.265cm" fo:padding-top="0.265cm" fo:padding-bottom="0.265cm" fo:border="none"/>
    </style:style>
    <style:style style:name="Table6.A6" style:family="table-cell">
      <style:table-cell-properties style:vertical-align="middle" fo:padding-left="0.503cm" fo:padding-right="0.265cm" fo:padding-top="0.132cm" fo:padding-bottom="0.265cm" fo:border="none"/>
    </style:style>
    <style:style style:name="Table1" style:family="table">
      <style:table-properties style:width="1.037cm" fo:margin-left="0cm" fo:margin-top="0cm" fo:margin-bottom="0cm" table:align="left" style:writing-mode="lr-tb"/>
    </style:style>
    <style:style style:name="Table1.A" style:family="table-column">
      <style:table-column-properties style:column-width="1.0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025cm" fo:margin-left="0cm" fo:margin-top="0cm" fo:margin-bottom="0cm" table:align="left" style:writing-mode="lr-tb"/>
    </style:style>
    <style:style style:name="Table2.A" style:family="table-column">
      <style:table-column-properties style:column-width="1.0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3.958cm" fo:margin-left="0cm" fo:margin-top="0cm" fo:margin-bottom="0cm" table:align="left" style:writing-mode="lr-tb"/>
    </style:style>
    <style:style style:name="Table3.A" style:family="table-column">
      <style:table-column-properties style:column-width="3.95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37cm" fo:margin-left="0cm" fo:margin-top="0cm" fo:margin-bottom="0cm" table:align="left" style:writing-mode="lr-tb"/>
    </style:style>
    <style:style style:name="Table4.A" style:family="table-column">
      <style:table-column-properties style:column-width="1.03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025cm" fo:margin-left="0cm" fo:margin-top="0cm" fo:margin-bottom="0cm" table:align="left" style:writing-mode="lr-tb"/>
    </style:style>
    <style:style style:name="Table5.A" style:family="table-column">
      <style:table-column-properties style:column-width="1.02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7" style:family="table">
      <style:table-properties style:width="1.037cm" fo:margin-left="0cm" fo:margin-top="0cm" fo:margin-bottom="0cm" table:align="left" style:writing-mode="lr-tb"/>
    </style:style>
    <style:style style:name="Table7.A" style:family="table-column">
      <style:table-column-properties style:column-width="1.03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025cm" fo:margin-left="0cm" fo:margin-top="0cm" fo:margin-bottom="0cm" table:align="left" style:writing-mode="lr-tb"/>
    </style:style>
    <style:style style:name="Table8.A" style:family="table-column">
      <style:table-column-properties style:column-width="1.02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037cm" fo:margin-left="0cm" fo:margin-top="0cm" fo:margin-bottom="0cm" table:align="left" style:writing-mode="lr-tb"/>
    </style:style>
    <style:style style:name="Table9.A" style:family="table-column">
      <style:table-column-properties style:column-width="1.03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025cm" fo:margin-left="0cm" fo:margin-top="0cm" fo:margin-bottom="0cm" table:align="left" style:writing-mode="lr-tb"/>
    </style:style>
    <style:style style:name="Table10.A" style:family="table-column">
      <style:table-column-properties style:column-width="1.02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5.921cm" style:rel-width="100%" fo:margin-left="0cm" fo:margin-top="0cm" fo:margin-bottom="0cm" table:align="left" style:writing-mode="lr-tb"/>
    </style:style>
    <style:style style:name="Table11.A" style:family="table-column">
      <style:table-column-properties style:column-width="0.905cm" style:rel-column-width="3722*"/>
    </style:style>
    <style:style style:name="Table11.B" style:family="table-column">
      <style:table-column-properties style:column-width="14.459cm" style:rel-column-width="59519*"/>
    </style:style>
    <style:style style:name="Table11.C" style:family="table-column">
      <style:table-column-properties style:column-width="0.557cm" style:rel-column-width="2294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8e4f3" fo:padding="0.265cm" fo:border="none">
        <style:background-image/>
      </style:table-cell-properties>
    </style:style>
    <style:style style:name="Table1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1.C1" style:family="table-cell">
      <style:table-cell-properties fo:padding="0cm" fo:border="none"/>
    </style:style>
    <style:style style:name="Table11.A2" style:family="table-cell">
      <style:table-cell-properties style:vertical-align="middle" fo:padding-left="0.529cm" fo:padding-right="0.265cm" fo:padding-top="0.265cm" fo:padding-bottom="0.265cm" fo:border="none"/>
    </style:style>
    <style:style style:name="Table11.3" style:family="table-row">
      <style:table-row-properties style:row-height="0cm" fo:keep-together="auto"/>
    </style:style>
    <style:style style:name="Table11.A3" style:family="table-cell">
      <style:table-cell-properties style:vertical-align="middle" fo:padding-left="0.503cm" fo:padding-right="0.265cm" fo:padding-top="0.132cm" fo:padding-bottom="0.265cm" fo:border="none"/>
    </style:style>
    <style:style style:name="Table11.C4" style:family="table-cell">
      <style:table-cell-properties fo:padding="0cm" fo:border="none"/>
    </style:style>
    <style:style style:name="Table11.A5" style:family="table-cell">
      <style:table-cell-properties style:vertical-align="middle" fo:padding-left="0.529cm" fo:padding-right="0.265cm" fo:padding-top="0.265cm" fo:padding-bottom="0.265cm" fo:border="none"/>
    </style:style>
    <style:style style:name="Table11.A6" style:family="table-cell">
      <style:table-cell-properties style:vertical-align="middle" fo:padding-left="0.503cm" fo:padding-right="0.265cm" fo:padding-top="0.132cm" fo:padding-bottom="0.265cm" fo:border="none"/>
    </style:style>
    <style:style style:name="Table7" style:family="table">
      <style:table-properties style:width="1.037cm" fo:margin-left="0cm" fo:margin-top="0cm" fo:margin-bottom="0cm" table:align="left" style:writing-mode="lr-tb"/>
    </style:style>
    <style:style style:name="Table7.A" style:family="table-column">
      <style:table-column-properties style:column-width="1.03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025cm" fo:margin-left="0cm" fo:margin-top="0cm" fo:margin-bottom="0cm" table:align="left" style:writing-mode="lr-tb"/>
    </style:style>
    <style:style style:name="Table8.A" style:family="table-column">
      <style:table-column-properties style:column-width="1.02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037cm" fo:margin-left="0cm" fo:margin-top="0cm" fo:margin-bottom="0cm" table:align="left" style:writing-mode="lr-tb"/>
    </style:style>
    <style:style style:name="Table9.A" style:family="table-column">
      <style:table-column-properties style:column-width="1.03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025cm" fo:margin-left="0cm" fo:margin-top="0cm" fo:margin-bottom="0cm" table:align="left" style:writing-mode="lr-tb"/>
    </style:style>
    <style:style style:name="Table10.A" style:family="table-column">
      <style:table-column-properties style:column-width="1.02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2" style:family="table">
      <style:table-properties style:width="1.037cm" fo:margin-left="0cm" fo:margin-top="0cm" fo:margin-bottom="0cm" table:align="left" style:writing-mode="lr-tb"/>
    </style:style>
    <style:style style:name="Table12.A" style:family="table-column">
      <style:table-column-properties style:column-width="1.0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025cm" fo:margin-left="0cm" fo:margin-top="0cm" fo:margin-bottom="0cm" table:align="left" style:writing-mode="lr-tb"/>
    </style:style>
    <style:style style:name="Table13.A" style:family="table-column">
      <style:table-column-properties style:column-width="1.0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02cm" fo:margin-left="0cm" fo:margin-top="0cm" fo:margin-bottom="0cm" table:align="left" style:writing-mode="lr-tb"/>
    </style:style>
    <style:style style:name="Table14.A" style:family="table-column">
      <style:table-column-properties style:column-width="1.02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1.037cm" fo:margin-left="0cm" fo:margin-top="0cm" fo:margin-bottom="0cm" table:align="left" style:writing-mode="lr-tb"/>
    </style:style>
    <style:style style:name="Table15.A" style:family="table-column">
      <style:table-column-properties style:column-width="1.037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025cm" fo:margin-left="0cm" fo:margin-top="0cm" fo:margin-bottom="0cm" table:align="left" style:writing-mode="lr-tb"/>
    </style:style>
    <style:style style:name="Table16.A" style:family="table-column">
      <style:table-column-properties style:column-width="1.02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5.921cm" style:rel-width="100%" fo:margin-left="0cm" fo:margin-top="0cm" fo:margin-bottom="0cm" table:align="left" style:writing-mode="lr-tb"/>
    </style:style>
    <style:style style:name="Table17.A" style:family="table-column">
      <style:table-column-properties style:column-width="0.905cm" style:rel-column-width="3722*"/>
    </style:style>
    <style:style style:name="Table17.B" style:family="table-column">
      <style:table-column-properties style:column-width="14.459cm" style:rel-column-width="59519*"/>
    </style:style>
    <style:style style:name="Table17.C" style:family="table-column">
      <style:table-column-properties style:column-width="0.557cm" style:rel-column-width="2294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d8e4f3" fo:padding="0.265cm" fo:border="none">
        <style:background-image/>
      </style:table-cell-properties>
    </style:style>
    <style:style style:name="Table1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7.C1" style:family="table-cell">
      <style:table-cell-properties fo:padding="0cm" fo:border="none"/>
    </style:style>
    <style:style style:name="Table17.A2" style:family="table-cell">
      <style:table-cell-properties style:vertical-align="middle" fo:padding-left="0.529cm" fo:padding-right="0.265cm" fo:padding-top="0.265cm" fo:padding-bottom="0.265cm" fo:border="none"/>
    </style:style>
    <style:style style:name="Table17.3" style:family="table-row">
      <style:table-row-properties style:row-height="0cm" fo:keep-together="auto"/>
    </style:style>
    <style:style style:name="Table17.A3" style:family="table-cell">
      <style:table-cell-properties style:vertical-align="middle" fo:padding-left="0.503cm" fo:padding-right="0.265cm" fo:padding-top="0.132cm" fo:padding-bottom="0.265cm" fo:border="none"/>
    </style:style>
    <style:style style:name="Table17.C4" style:family="table-cell">
      <style:table-cell-properties fo:padding="0cm" fo:border="none"/>
    </style:style>
    <style:style style:name="Table17.A5" style:family="table-cell">
      <style:table-cell-properties style:vertical-align="middle" fo:padding-left="0.529cm" fo:padding-right="0.265cm" fo:padding-top="0.265cm" fo:padding-bottom="0.265cm" fo:border="none"/>
    </style:style>
    <style:style style:name="Table17.A6" style:family="table-cell">
      <style:table-cell-properties style:vertical-align="middle" fo:padding-left="0.503cm" fo:padding-right="0.265cm" fo:padding-top="0.132cm" fo:padding-bottom="0.265cm" fo:border="none"/>
    </style:style>
    <style:style style:name="Table12" style:family="table">
      <style:table-properties style:width="1.037cm" fo:margin-left="0cm" fo:margin-top="0cm" fo:margin-bottom="0cm" table:align="left" style:writing-mode="lr-tb"/>
    </style:style>
    <style:style style:name="Table12.A" style:family="table-column">
      <style:table-column-properties style:column-width="1.0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025cm" fo:margin-left="0cm" fo:margin-top="0cm" fo:margin-bottom="0cm" table:align="left" style:writing-mode="lr-tb"/>
    </style:style>
    <style:style style:name="Table13.A" style:family="table-column">
      <style:table-column-properties style:column-width="1.0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02cm" fo:margin-left="0cm" fo:margin-top="0cm" fo:margin-bottom="0cm" table:align="left" style:writing-mode="lr-tb"/>
    </style:style>
    <style:style style:name="Table14.A" style:family="table-column">
      <style:table-column-properties style:column-width="1.02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1.037cm" fo:margin-left="0cm" fo:margin-top="0cm" fo:margin-bottom="0cm" table:align="left" style:writing-mode="lr-tb"/>
    </style:style>
    <style:style style:name="Table15.A" style:family="table-column">
      <style:table-column-properties style:column-width="1.037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025cm" fo:margin-left="0cm" fo:margin-top="0cm" fo:margin-bottom="0cm" table:align="left" style:writing-mode="lr-tb"/>
    </style:style>
    <style:style style:name="Table16.A" style:family="table-column">
      <style:table-column-properties style:column-width="1.02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8" style:family="table">
      <style:table-properties style:width="6.285cm" fo:margin-left="0cm" fo:margin-top="0cm" fo:margin-bottom="0cm" table:align="left" style:writing-mode="lr-tb"/>
    </style:style>
    <style:style style:name="Table18.A" style:family="table-column">
      <style:table-column-properties style:column-width="6.28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6.052cm" fo:margin-left="0cm" fo:margin-top="0cm" fo:margin-bottom="0cm" table:align="left" style:writing-mode="lr-tb"/>
    </style:style>
    <style:style style:name="Table19.A" style:family="table-column">
      <style:table-column-properties style:column-width="6.052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6.285cm" fo:margin-left="0cm" fo:margin-top="0cm" fo:margin-bottom="0cm" table:align="left" style:writing-mode="lr-tb"/>
    </style:style>
    <style:style style:name="Table20.A" style:family="table-column">
      <style:table-column-properties style:column-width="6.285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6.285cm" fo:margin-left="0cm" fo:margin-top="0cm" fo:margin-bottom="0cm" table:align="left" style:writing-mode="lr-tb"/>
    </style:style>
    <style:style style:name="Table21.A" style:family="table-column">
      <style:table-column-properties style:column-width="6.285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5.921cm" style:rel-width="100%" fo:margin-left="0cm" fo:margin-top="0cm" fo:margin-bottom="0cm" table:align="left" style:writing-mode="lr-tb"/>
    </style:style>
    <style:style style:name="Table22.A" style:family="table-column">
      <style:table-column-properties style:column-width="0.903cm" style:rel-column-width="3715*"/>
    </style:style>
    <style:style style:name="Table22.B" style:family="table-column">
      <style:table-column-properties style:column-width="14.464cm" style:rel-column-width="59539*"/>
    </style:style>
    <style:style style:name="Table22.C" style:family="table-column">
      <style:table-column-properties style:column-width="0.554cm" style:rel-column-width="2281*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d8e4f3" fo:padding="0.265cm" fo:border="none">
        <style:background-image/>
      </style:table-cell-properties>
    </style:style>
    <style:style style:name="Table2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2.C1" style:family="table-cell">
      <style:table-cell-properties fo:padding="0cm" fo:border="none"/>
    </style:style>
    <style:style style:name="Table22.A2" style:family="table-cell">
      <style:table-cell-properties style:vertical-align="middle" fo:padding-left="0.529cm" fo:padding-right="0.265cm" fo:padding-top="0.265cm" fo:padding-bottom="0.265cm" fo:border="none"/>
    </style:style>
    <style:style style:name="Table22.3" style:family="table-row">
      <style:table-row-properties style:row-height="0cm" fo:keep-together="auto"/>
    </style:style>
    <style:style style:name="Table22.A3" style:family="table-cell">
      <style:table-cell-properties style:vertical-align="middle" fo:padding-left="0.503cm" fo:padding-right="0.265cm" fo:padding-top="0.132cm" fo:padding-bottom="0.265cm" fo:border="none"/>
    </style:style>
    <style:style style:name="Table22.C4" style:family="table-cell">
      <style:table-cell-properties fo:padding="0cm" fo:border="none"/>
    </style:style>
    <style:style style:name="Table22.A5" style:family="table-cell">
      <style:table-cell-properties style:vertical-align="middle" fo:padding-left="0.529cm" fo:padding-right="0.265cm" fo:padding-top="0.265cm" fo:padding-bottom="0.265cm" fo:border="none"/>
    </style:style>
    <style:style style:name="Table22.A6" style:family="table-cell">
      <style:table-cell-properties style:vertical-align="middle" fo:padding-left="0.503cm" fo:padding-right="0.265cm" fo:padding-top="0.132cm" fo:padding-bottom="0.265cm" fo:border="none"/>
    </style:style>
    <style:style style:name="Table18" style:family="table">
      <style:table-properties style:width="6.285cm" fo:margin-left="0cm" fo:margin-top="0cm" fo:margin-bottom="0cm" table:align="left" style:writing-mode="lr-tb"/>
    </style:style>
    <style:style style:name="Table18.A" style:family="table-column">
      <style:table-column-properties style:column-width="6.28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6.052cm" fo:margin-left="0cm" fo:margin-top="0cm" fo:margin-bottom="0cm" table:align="left" style:writing-mode="lr-tb"/>
    </style:style>
    <style:style style:name="Table19.A" style:family="table-column">
      <style:table-column-properties style:column-width="6.052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6.285cm" fo:margin-left="0cm" fo:margin-top="0cm" fo:margin-bottom="0cm" table:align="left" style:writing-mode="lr-tb"/>
    </style:style>
    <style:style style:name="Table20.A" style:family="table-column">
      <style:table-column-properties style:column-width="6.285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6.285cm" fo:margin-left="0cm" fo:margin-top="0cm" fo:margin-bottom="0cm" table:align="left" style:writing-mode="lr-tb"/>
    </style:style>
    <style:style style:name="Table21.A" style:family="table-column">
      <style:table-column-properties style:column-width="6.285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3" style:family="table">
      <style:table-properties style:width="7.449cm" fo:margin-left="0cm" fo:margin-top="0cm" fo:margin-bottom="0cm" table:align="left" style:writing-mode="lr-tb"/>
    </style:style>
    <style:style style:name="Table23.A" style:family="table-column">
      <style:table-column-properties style:column-width="7.449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7.682cm" fo:margin-left="0cm" fo:margin-top="0cm" fo:margin-bottom="0cm" table:align="left" style:writing-mode="lr-tb"/>
    </style:style>
    <style:style style:name="Table24.A" style:family="table-column">
      <style:table-column-properties style:column-width="7.682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15.921cm" style:rel-width="100%" fo:margin-left="0cm" fo:margin-top="0cm" fo:margin-bottom="0cm" table:align="left" style:writing-mode="lr-tb"/>
    </style:style>
    <style:style style:name="Table25.A" style:family="table-column">
      <style:table-column-properties style:column-width="0.903cm" style:rel-column-width="3715*"/>
    </style:style>
    <style:style style:name="Table25.B" style:family="table-column">
      <style:table-column-properties style:column-width="14.464cm" style:rel-column-width="59539*"/>
    </style:style>
    <style:style style:name="Table25.C" style:family="table-column">
      <style:table-column-properties style:column-width="0.554cm" style:rel-column-width="2281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d8e4f3" fo:padding="0.265cm" fo:border="none">
        <style:background-image/>
      </style:table-cell-properties>
    </style:style>
    <style:style style:name="Table2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.C1" style:family="table-cell">
      <style:table-cell-properties fo:padding="0cm" fo:border="none"/>
    </style:style>
    <style:style style:name="Table25.A2" style:family="table-cell">
      <style:table-cell-properties style:vertical-align="middle" fo:padding-left="0.529cm" fo:padding-right="0.265cm" fo:padding-top="0.265cm" fo:padding-bottom="0.265cm" fo:border="none"/>
    </style:style>
    <style:style style:name="Table25.3" style:family="table-row">
      <style:table-row-properties style:row-height="0cm" fo:keep-together="auto"/>
    </style:style>
    <style:style style:name="Table25.A3" style:family="table-cell">
      <style:table-cell-properties style:vertical-align="middle" fo:padding-left="0.503cm" fo:padding-right="0.265cm" fo:padding-top="0.132cm" fo:padding-bottom="0.265cm" fo:border="none"/>
    </style:style>
    <style:style style:name="Table23" style:family="table">
      <style:table-properties style:width="7.449cm" fo:margin-left="0cm" fo:margin-top="0cm" fo:margin-bottom="0cm" table:align="left" style:writing-mode="lr-tb"/>
    </style:style>
    <style:style style:name="Table23.A" style:family="table-column">
      <style:table-column-properties style:column-width="7.449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7.682cm" fo:margin-left="0cm" fo:margin-top="0cm" fo:margin-bottom="0cm" table:align="left" style:writing-mode="lr-tb"/>
    </style:style>
    <style:style style:name="Table24.A" style:family="table-column">
      <style:table-column-properties style:column-width="7.682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P1" style:family="paragraph" style:parent-style-name="Standard">
      <style:text-properties fo:color="#666666"/>
    </style:style>
    <style:style style:name="P2" style:family="paragraph" style:parent-style-name="Standard">
      <style:text-properties fo:color="#666666" text:display="none"/>
    </style:style>
    <style:style style:name="P3" style:family="paragraph" style:parent-style-name="Standard">
      <style:text-properties fo:color="#666666" style:font-name="Times New Roman" fo:font-size="12pt" style:font-size-asian="12pt" style:font-size-complex="12pt"/>
    </style:style>
    <style:style style:name="P4" style:family="paragraph" style:parent-style-name="Standard">
      <style:text-properties fo:color="#008000" fo:font-size="12pt" style:font-size-asian="12pt" style:font-size-complex="12pt"/>
    </style:style>
    <style:style style:name="P5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fo:font-size="12pt" style:font-size-asian="12pt" style:font-size-complex="12pt"/>
    </style:style>
    <style:style style:name="T4" style:family="text">
      <style:text-properties fo:color="#666666" style:font-name="Times New Roman" fo:font-size="12pt" style:font-size-asian="12pt" style:font-size-complex="12pt"/>
    </style:style>
    <style:style style:name="T5" style:family="text">
      <style:text-properties fo:color="#212529" style:font-name="Consolas" fo:font-size="12pt" style:font-size-asian="12pt" style:font-size-complex="12pt"/>
    </style:style>
    <style:style style:name="T6" style:family="text">
      <style:text-properties fo:text-transform="uppercase" fo:color="#666666"/>
    </style:style>
    <style:style style:name="T7" style:family="text">
      <style:text-properties fo:text-transform="uppercase" fo:color="#666666" style:font-name="Times New Roman" fo:font-size="12pt" style:font-size-asian="12pt" style:font-size-complex="12pt"/>
    </style:style>
    <style:style style:name="T8" style:family="text">
      <style:text-properties fo:text-transform="uppercase" fo:color="#666666" fo:font-size="12pt" style:font-size-asian="12pt" style:font-size-complex="12pt"/>
    </style:style>
    <style:style style:name="T9" style:family="text">
      <style:text-properties fo:text-transform="uppercase" fo:color="#212529" style:font-name="Consolas" fo:font-size="12pt" style:font-size-asian="12pt" style:font-size-complex="12pt"/>
    </style:style>
    <style:style style:name="T10" style:family="text">
      <style:text-properties style:font-name="Segoe UI" fo:language="en" fo:country="US" fo:font-style="italic" fo:font-weight="bold" style:font-style-asian="italic" style:font-weight-asian="bold" style:font-name-complex="Segoe U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/>
      <text:p text:style-name="HTML_20_Top_20_of_20_Form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Standard"><text:span text:style-name="T1">1.</text:span></text:p>
          </table:table-cell>
          <table:table-cell table:style-name="Table6.B1" office:value-type="string">
            <text:p text:style-name="HTML_20_Preformatted"><text:span text:style-name="T5">class A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i = 10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i = 20;</text:span></text:p>
            <text:p text:style-name="HTML_20_Preformatted"><text:span text:style-name="T5">}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  <table:table-cell table:style-name="Table6.C1" office:value-type="string">
            <text:p text:style-name="Standard"/>
          </table:table-cell>
        </table:table-row>
        <table:table-row table:style-name="Table6.1">
          <table:table-cell table:style-name="Table6.A2" table:number-columns-spanned="3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6">A.</text:span></text:span></text:p>
                  <text:p text:style-name="HTML_20_Preformatted"><text:span text:style-name="T5">1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HTML_20_Preformatted"><text:span text:style-name="T5"><text:s text:c="31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HTML_20_Preformatted"><text:span text:style-name="T5"><text:s text:c="29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6.3">
          <table:table-cell table:style-name="Table6.A3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Standard"><text:span text:style-name="T1">2.</text:span></text:p>
          </table:table-cell>
          <table:table-cell table:style-name="Table6.B1" office:value-type="string">
            <text:p text:style-name="HTML_20_Preformatted"><text:span text:style-name="T5">class B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i = 10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i = 20;</text:span></text:p>
            <text:p text:style-name="HTML_20_Preformatted"><text:span text:style-name="T5">}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><text:soft-page-break/></text:p>
          </table:table-cell>
          <table:table-cell table:style-name="Table6.C4" office:value-type="string">
            <text:p text:style-name="Standard"/>
          </table:table-cell>
        </table:table-row>
        <table:table-row table:style-name="Table6.1">
          <table:table-cell table:style-name="Table6.A5" table:number-columns-spanned="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Standard"><text:span text:style-name="pd-r10"><text:span text:style-name="T6">B.</text:span></text:span></text:p>
                  <text:p text:style-name="HTML_20_Preformatted"><text:span text:style-name="T5">2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6.3">
          <table:table-cell table:style-name="Table6.A6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5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Standard"><text:span text:style-name="T1">3.</text:span></text:p>
          </table:table-cell>
          <table:table-cell table:style-name="Table11.B1" office:value-type="string"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true ? 10 : 20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  <table:table-cell table:style-name="Table11.C1" office:value-type="string">
            <text:p text:style-name="Standard"/>
          </table:table-cell>
        </table:table-row>
        <table:table-row table:style-name="Table11.1">
          <table:table-cell table:style-name="Table11.A2" table:number-columns-spanned="3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Standard"><text:span text:style-name="pd-r10"><text:span text:style-name="T6">A.</text:span></text:span></text:p>
                  <text:p text:style-name="HTML_20_Preformatted"><text:span text:style-name="T5">1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9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11.3">
          <table:table-cell table:style-name="Table11.A3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Standard"><text:span text:style-name="T1">4.</text:span></text:p>
          </table:table-cell>
          <table:table-cell table:style-name="Table11.B1" office:value-type="string">
            <text:p text:style-name="HTML_20_Preformatted"><text:span text:style-name="T5">class D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false ? 10 : 20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  <table:table-cell table:style-name="Table11.C4" office:value-type="string">
            <text:p text:style-name="Standard"/>
          </table:table-cell>
        </table:table-row>
        <table:table-row table:style-name="Table11.1">
          <table:table-cell table:style-name="Table11.A5" table:number-columns-spanned="3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HTML_20_Preformatted"><text:span text:style-name="T5"><text:s text:c="32"/></text:span></text:p>
                  <text:p text:style-name="HTML_20_Preformatted"><text:span text:style-name="T5"><text:s text:c="92"/></text:span></text:p>
                </table:table-cell>
              </table:table-row>
            </table:table>
            <text:p text:style-name="P2"/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Standard"><text:span text:style-name="pd-r10"><text:span text:style-name="T6">B.</text:span></text:span></text:p>
                  <text:p text:style-name="HTML_20_Preformatted"><text:span text:style-name="T5">2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11.3">
          <table:table-cell table:style-name="Table11.A6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5"/>
      <table:table table:name="Table17" table:style-name="Table17">
        <table:table-column table:style-name="Table17.A"/>
        <table:table-column table:style-name="Table17.B"/>
        <table:table-column table:style-name="Table17.C"/>
        <text:soft-page-break/>
        <table:table-row table:style-name="Table17.1">
          <table:table-cell table:style-name="Table17.A1" office:value-type="string">
            <text:p text:style-name="Standard"><text:span text:style-name="T1">5.</text:span></text:p>
          </table:table-cell>
          <table:table-cell table:style-name="Table17.B1" office:value-type="string">
            <text:p text:style-name="HTML_20_Preformatted"><text:span text:style-name="T5">class E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k = 200;</text:span></text:p>
            <text:p text:style-name="HTML_20_Preformatted"><text:span text:style-name="T5">int i = k &lt; 100 ? 10 : 20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  <table:table-cell table:style-name="Table17.C1" office:value-type="string">
            <text:p text:style-name="Standard"/>
          </table:table-cell>
        </table:table-row>
        <table:table-row table:style-name="Table17.1">
          <table:table-cell table:style-name="Table17.A2" table:number-columns-spanned="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pan text:style-name="T5"><text:s text:c="60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HTML_20_Preformatted"><text:span text:style-name="T5"><text:s text:c="6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Standard"><text:span text:style-name="pd-r10"><text:span text:style-name="T6">C.</text:span></text:span></text:p>
                  <text:p text:style-name="HTML_20_Preformatted"><text:span text:style-name="T5">2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17.3">
          <table:table-cell table:style-name="Table17.A3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Standard"><text:span text:style-name="T1">6.</text:span></text:p>
          </table:table-cell>
          <table:table-cell table:style-name="Table17.B1" office:value-type="string">
            <text:p text:style-name="HTML_20_Preformatted"><text:span text:style-name="T5">class F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k = 200;</text:span></text:p>
            <text:p text:style-name="HTML_20_Preformatted"><text:span text:style-name="T5">int i = k &gt; 100 ? 10 : 20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  <table:table-cell table:style-name="Table17.C4" office:value-type="string">
            <text:p text:style-name="Standard"/>
          </table:table-cell>
        </table:table-row>
        <table:table-row table:style-name="Table17.1">
          <table:table-cell table:style-name="Table17.A5" table:number-columns-spanned="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HTML_20_Preformatted"><text:span text:style-name="T5"><text:s text:c="32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6">B.</text:span></text:span></text:p>
                  <text:p text:style-name="HTML_20_Preformatted"><text:span text:style-name="T5">1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</table:table-row>
        <table:table-row table:style-name="Table17.3">
          <table:table-cell table:style-name="Table17.A6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5"/>
      <table:table table:name="Table22" table:style-name="Table22">
        <table:table-column table:style-name="Table22.A"/>
        <table:table-column table:style-name="Table22.B"/>
        <table:table-column table:style-name="Table22.C"/>
        <text:soft-page-break/>
        <table:table-row table:style-name="Table22.1">
          <table:table-cell table:style-name="Table22.A1" office:value-type="string">
            <text:p text:style-name="Standard"><text:span text:style-name="T1">7.</text:span></text:p>
          </table:table-cell>
          <table:table-cell table:style-name="Table22.B1" office:value-type="string">
            <text:p text:style-name="HTML_20_Preformatted"><text:span text:style-name="T5">class G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200, j = 300;</text:span></text:p>
            <text:p text:style-name="HTML_20_Preformatted"><text:span text:style-name="T5">int min = i &gt; j ? j : i;</text:span></text:p>
            <text:p text:style-name="HTML_20_Preformatted"><text:span text:style-name="T5">System.out.println("min b/w " + i + " and " + j + " is " + min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  <table:table-cell table:style-name="Table22.C1" office:value-type="string">
            <text:p text:style-name="Standard"/>
          </table:table-cell>
        </table:table-row>
        <table:table-row table:style-name="Table22.1">
          <table:table-cell table:style-name="Table22.A2" table:number-columns-spanned="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Standard"><text:span text:style-name="pd-r10"><text:span text:style-name="T9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Standard"><text:span text:style-name="pd-r10"><text:span text:style-name="T6">B.</text:span></text:span></text:p>
                  <text:p text:style-name="HTML_20_Preformatted"><text:span text:style-name="T5">min b/w 200 and 300 is 200</text:span></text:p>
                  <text:p text:style-name="HTML_20_Preformatted"><text:span text:style-name="T5"/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22.3">
          <table:table-cell table:style-name="Table22.A3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Standard"><text:span text:style-name="T1">8.</text:span></text:p>
          </table:table-cell>
          <table:table-cell table:style-name="Table22.B1" office:value-type="string">
            <text:p text:style-name="HTML_20_Preformatted"><text:span text:style-name="T5">class H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200, j = 100;</text:span></text:p>
            <text:p text:style-name="HTML_20_Preformatted"><text:span text:style-name="T5">int min = i &gt; j ? j : i;</text:span></text:p>
            <text:p text:style-name="HTML_20_Preformatted"><text:span text:style-name="T5">System.out.println("min b/w " + i + " and " + j + " is " + min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  <table:table-cell table:style-name="Table22.C4" office:value-type="string">
            <text:p text:style-name="Standard"/>
          </table:table-cell>
        </table:table-row>
        <table:table-row table:style-name="Table22.1">
          <table:table-cell table:style-name="Table22.A5" table:number-columns-spanned="3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Standard"><text:span text:style-name="pd-r10"><text:span text:style-name="T6">A.</text:span></text:span></text:p>
                  <text:p text:style-name="HTML_20_Preformatted"><text:span text:style-name="T5">min b/w 200 and 100 is 10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Standard"><text:span text:style-name="pd-r10"><text:span text:style-name="T9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22.3">
          <table:table-cell table:style-name="Table22.A6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5"/>
      <table:table table:name="Table25" table:style-name="Table25">
        <table:table-column table:style-name="Table25.A"/>
        <table:table-column table:style-name="Table25.B"/>
        <table:table-column table:style-name="Table25.C"/>
        <text:soft-page-break/>
        <table:table-row table:style-name="Table25.1">
          <table:table-cell table:style-name="Table25.A1" office:value-type="string">
            <text:p text:style-name="Standard"><text:span text:style-name="T1">9.</text:span></text:p>
          </table:table-cell>
          <table:table-cell table:style-name="Table25.B1" office:value-type="string">
            <text:p text:style-name="HTML_20_Preformatted"><text:span text:style-name="T5">class J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m = 10, n = 20, o = 15;</text:span></text:p>
            <text:p text:style-name="HTML_20_Preformatted"><text:span text:style-name="T5">int min;</text:span></text:p>
            <text:p text:style-name="HTML_20_Preformatted"><text:span text:style-name="T5">if(m &lt; n &amp;&amp; m &lt; o)</text:span></text:p>
            <text:p text:style-name="HTML_20_Preformatted"><text:span text:style-name="T5">{</text:span></text:p>
            <text:p text:style-name="HTML_20_Preformatted"><text:span text:style-name="T5">min = m;</text:span></text:p>
            <text:p text:style-name="HTML_20_Preformatted"><text:span text:style-name="T5">}</text:span></text:p>
            <text:p text:style-name="HTML_20_Preformatted"><text:span text:style-name="T5">else if(n &lt; m &amp;&amp; n &lt; o)</text:span></text:p>
            <text:p text:style-name="HTML_20_Preformatted"><text:span text:style-name="T5">{</text:span></text:p>
            <text:p text:style-name="HTML_20_Preformatted"><text:span text:style-name="T5">min = n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min = o;</text:span></text:p>
            <text:p text:style-name="HTML_20_Preformatted"><text:span text:style-name="T5">}</text:span></text:p>
            <text:p text:style-name="HTML_20_Preformatted"><text:span text:style-name="T5">System.out.println("min value among " + m + ", " + n + ", " + o + " is " + min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  <table:table-cell table:style-name="Table25.C1" office:value-type="string">
            <text:p text:style-name="Standard"/>
          </table:table-cell>
        </table:table-row>
        <table:table-row table:style-name="Table25.1">
          <table:table-cell table:style-name="Table25.A2" table:number-columns-spanned="3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Standard"><text:span text:style-name="pd-r10"><text:span text:style-name="T6">A.</text:span></text:span></text:p>
                  <text:p text:style-name="HTML_20_Preformatted"><text:span text:style-name="T5">min value among 10, 20, 15 is 10</text:span></text:p>
                  <text:p text:style-name="HTML_20_Preformatted"><text:span text:style-name="T5"/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HTML_20_Preformatted"><text:span text:style-name="T5"><text:s text:c="27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25.3">
          <table:table-cell table:style-name="Table25.A3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HTML_20_Bottom_20_of_20_Form">Bottom of For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blue-btn2" style:family="text" style:parent-style-name="Default_20_Paragraph_20_Font"/>
    <style:style style:name="ng-star-inserted" style:family="text" style:parent-style-name="Default_20_Paragraph_20_Font"/>
    <style:style style:name="cans" style:family="text" style:parent-style-name="Default_20_Paragraph_20_Font"/>
    <style:style style:name="wan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36"/>Topic: ternary_operator_ques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16</meta:editing-cycles>
    <meta:creation-date>2022-11-22T17:12:00</meta:creation-date>
    <dc:date>2023-11-27T10:33:44.356696388</dc:date>
    <meta:editing-duration>PT21M26S</meta:editing-duration>
    <meta:generator>LibreOffice/6.4.7.2$Linux_X86_64 LibreOffice_project/40$Build-2</meta:generator>
    <meta:document-statistic meta:table-count="25" meta:image-count="0" meta:object-count="0" meta:page-count="5" meta:paragraph-count="189" meta:word-count="362" meta:character-count="3922" meta:non-whitespace-character-count="1143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